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06c7ff" officeooo:paragraph-rsid="0006c7ff"/>
    </style:style>
    <style:style style:name="P2" style:family="paragraph" style:parent-style-name="Text_20_body">
      <style:text-properties officeooo:paragraph-rsid="000755d0"/>
    </style:style>
    <style:style style:name="P3" style:family="paragraph" style:parent-style-name="Subtitle">
      <style:text-properties officeooo:paragraph-rsid="0006c7ff"/>
    </style:style>
    <style:style style:name="P4" style:family="paragraph" style:parent-style-name="Text_20_body">
      <style:text-properties officeooo:paragraph-rsid="0006c7ff"/>
    </style:style>
    <style:style style:name="P5" style:family="paragraph" style:parent-style-name="Text_20_body">
      <style:text-properties officeooo:rsid="000755d0" officeooo:paragraph-rsid="000755d0"/>
    </style:style>
    <style:style style:name="P6" style:family="paragraph" style:parent-style-name="Text_20_body">
      <style:text-properties officeooo:paragraph-rsid="000b4c4e"/>
    </style:style>
    <style:style style:name="P7" style:family="paragraph" style:parent-style-name="Table_20_Contents">
      <style:text-properties fo:font-weight="bold" officeooo:rsid="000b4c4e" officeooo:paragraph-rsid="000b4c4e" style:font-weight-asian="bold" style:font-weight-complex="bold"/>
    </style:style>
    <style:style style:name="P8" style:family="paragraph" style:parent-style-name="Table_20_Contents">
      <style:text-properties officeooo:rsid="000bbf52" officeooo:paragraph-rsid="000bbf52"/>
    </style:style>
    <style:style style:name="P9" style:family="paragraph" style:parent-style-name="Text_20_body">
      <style:text-properties officeooo:paragraph-rsid="0009f51f"/>
    </style:style>
    <style:style style:name="P10" style:family="paragraph" style:parent-style-name="Text_20_body">
      <style:text-properties officeooo:rsid="0009f51f" officeooo:paragraph-rsid="0009f51f"/>
    </style:style>
    <style:style style:name="P11" style:family="paragraph" style:parent-style-name="Heading_20_2">
      <style:text-properties officeooo:rsid="0006c7ff" officeooo:paragraph-rsid="0006c7ff"/>
    </style:style>
    <style:style style:name="P12" style:family="paragraph" style:parent-style-name="Heading_20_2">
      <style:text-properties officeooo:rsid="000755d0" officeooo:paragraph-rsid="000755d0"/>
    </style:style>
    <style:style style:name="P13" style:family="paragraph" style:parent-style-name="Heading_20_2">
      <style:text-properties officeooo:paragraph-rsid="000b4c4e"/>
    </style:style>
    <style:style style:name="P14" style:family="paragraph" style:parent-style-name="Heading_20_2">
      <style:text-properties officeooo:paragraph-rsid="000bbf52"/>
    </style:style>
    <style:style style:name="P15" style:family="paragraph" style:parent-style-name="Table_20_Contents">
      <style:text-properties officeooo:rsid="00123f72" officeooo:paragraph-rsid="00123f72"/>
    </style:style>
    <style:style style:name="P16" style:family="paragraph" style:parent-style-name="Table_20_Contents">
      <style:text-properties officeooo:rsid="001402c5" officeooo:paragraph-rsid="001402c5"/>
    </style:style>
    <style:style style:name="P17" style:family="paragraph" style:parent-style-name="Table_20_Contents">
      <style:text-properties officeooo:rsid="001876cd" officeooo:paragraph-rsid="001876cd"/>
    </style:style>
    <style:style style:name="P18" style:family="paragraph" style:parent-style-name="Text_20_body" style:list-style-name="L1">
      <style:text-properties officeooo:rsid="0006c7ff" officeooo:paragraph-rsid="0006c7ff"/>
    </style:style>
    <style:style style:name="P19" style:family="paragraph" style:parent-style-name="Text_20_body" style:list-style-name="L1">
      <style:text-properties officeooo:rsid="0006c7ff" officeooo:paragraph-rsid="00092020"/>
    </style:style>
    <style:style style:name="P20" style:family="paragraph" style:parent-style-name="Text_20_body" style:list-style-name="L1">
      <style:text-properties officeooo:rsid="000755d0" officeooo:paragraph-rsid="00092020"/>
    </style:style>
    <style:style style:name="P21" style:family="paragraph" style:parent-style-name="Text_20_body" style:list-style-name="L2">
      <style:text-properties officeooo:rsid="000755d0" officeooo:paragraph-rsid="000755d0"/>
    </style:style>
    <style:style style:name="P22" style:family="paragraph" style:parent-style-name="Text_20_body" style:list-style-name="L3">
      <style:text-properties officeooo:paragraph-rsid="000755d0"/>
    </style:style>
    <style:style style:name="P23" style:family="paragraph" style:parent-style-name="Text_20_body" style:list-style-name="L4">
      <style:text-properties officeooo:rsid="0009f51f" officeooo:paragraph-rsid="0009f51f"/>
    </style:style>
    <style:style style:name="P24" style:family="paragraph" style:parent-style-name="Text_20_body">
      <style:text-properties officeooo:paragraph-rsid="000bbf52"/>
    </style:style>
    <style:style style:name="P25" style:family="paragraph" style:parent-style-name="Text_20_body">
      <style:text-properties officeooo:rsid="00199e62" officeooo:paragraph-rsid="00199e62"/>
    </style:style>
    <style:style style:name="T1" style:family="text">
      <style:text-properties style:font-name="Liberation Sans" fo:font-size="18pt" officeooo:rsid="0006c7ff" style:font-name-asian="Noto Sans CJK SC" style:font-size-asian="18pt" style:font-name-complex="Lohit Devanagari1" style:font-size-complex="18pt"/>
    </style:style>
    <style:style style:name="T2" style:family="text">
      <style:text-properties officeooo:rsid="000755d0"/>
    </style:style>
    <style:style style:name="T3" style:family="text">
      <style:text-properties officeooo:rsid="00092020"/>
    </style:style>
    <style:style style:name="T4" style:family="text">
      <style:text-properties officeooo:rsid="0009f51f"/>
    </style:style>
    <style:style style:name="T5" style:family="text">
      <style:text-properties officeooo:rsid="000b4c4e"/>
    </style:style>
    <style:style style:name="T6" style:family="text">
      <style:text-properties officeooo:rsid="000bbf52"/>
    </style:style>
    <style:style style:name="T7" style:family="text">
      <style:text-properties officeooo:rsid="001007b5"/>
    </style:style>
    <style:style style:name="T8" style:family="text">
      <style:text-properties officeooo:rsid="00107583"/>
    </style:style>
    <style:style style:name="T9" style:family="text">
      <style:text-properties officeooo:rsid="0011315e"/>
    </style:style>
    <style:style style:name="T10" style:family="text">
      <style:text-properties officeooo:rsid="00158eb5"/>
    </style:style>
    <style:style style:name="T11" style:family="text">
      <style:text-properties officeooo:rsid="00172e1b"/>
    </style:style>
    <style:style style:name="T12" style:family="text">
      <style:text-properties officeooo:rsid="001876cd"/>
    </style:style>
    <style:style style:name="T13" style:family="text">
      <style:text-properties officeooo:rsid="001aa66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DI LABORATORIO DI SISTEMI OPERATIVI</text:p>
      <text:p text:style-name="P3"><text:span text:style-name="T1">Progetto A.A. 2022/2023 – ADAS made trivial: rappresentazione ispirata alle </text:span>interazioni in un sistema di guida autonoma</text:p>
      <text:p text:style-name="P4"/>
      <text:h text:style-name="P11" text:outline-level="2"><text:span text:style-name="T2">Informazioni autori e data di consegna</text:span>:</text:h>
      <text:list xml:id="list1359388849" text:style-name="L1">
        <text:list-item>
          <text:p text:style-name="P18">Jonathan Colombo, Matricola: 7011579, <text:span text:style-name="T2">Email: jonathan.colombo@stud.unifi.it</text:span></text:p>
        </text:list-item>
        <text:list-item>
          <text:p text:style-name="P19">Athos Macaluso, Matricola: 7006636, <text:span text:style-name="T2">Email: </text:span><text:a xlink:type="simple" xlink:href="mailto:athos.macaluso@stud.unifi.it" text:style-name="Internet_20_link" text:visited-style-name="Visited_20_Internet_20_Link"><text:span text:style-name="T2">athos.macaluso@stud.unifi.it</text:span></text:a></text:p>
        </text:list-item>
        <text:list-item>
          <text:p text:style-name="P20">Data di consegna: 25/06/2023</text:p>
        </text:list-item>
      </text:list>
      <text:h text:style-name="P12" text:outline-level="2" text:is-list-header="true">Istruzioni dettagliate per compilazione ed esecuzione:</text:h>
      <text:p text:style-name="P5">All’interno della cartella src è presente un makefile per cui è possibile compilarlo da terminale. Quindi, posizionarsi all’interno della cartella src tramite il terminale e lanciare il comando:</text:p>
      <text:list xml:id="list878575527" text:style-name="L2">
        <text:list-item>
          <text:p text:style-name="P21">$ make</text:p>
        </text:list-item>
      </text:list>
      <text:p text:style-name="P5">Una volta compilato il makefile, è possibile lanciare l’esecuzione del programma indicando come entry point il file ./hmi e inserendo come parametro d’ingresso NORMALE o ARTIFICIALE.<text:line-break/>Di seguito sono riportati gli esempi:</text:p>
      <text:list xml:id="list1843219705" text:style-name="L3">
        <text:list-item>
          <text:p text:style-name="P22">$ ./hmi NORMALE</text:p>
        </text:list-item>
        <text:list-item>
          <text:p text:style-name="P22">$ ./hmi ARTIFICIALE</text:p>
        </text:list-item>
      </text:list>
      <text:p text:style-name="P2"/>
      <text:h text:style-name="Heading_20_2" text:outline-level="2">Sistema obiettivo <text:span text:style-name="T3">e </text:span>caratteristiche SW e HW:</text:h>
      <text:p text:style-name="P9"/>
      <text:p text:style-name="P9"><text:span text:style-name="T3">Il progetto è stato realizzato tramite l’editor di testo Visual Studio Code, </text:span><text:span text:style-name="T4">il compilatore gcc versione 11.3.0, il make versione 4.3 e la distribuzione Ubuntu Jammy Jelfish versione 22.04.<text:line-break/>Il progetto è stato testato su un portatile MSI aventi le seguenti caratteristiche:</text:span></text:p>
      <text:list xml:id="list3001429706" text:style-name="L4">
        <text:list-item>
          <text:p text:style-name="P23">Processore: 11th Gen Intel© Core™ i5-1135G7 @ 2.40GHz × 4</text:p>
        </text:list-item>
        <text:list-item>
          <text:p text:style-name="P23">Memoria principale: 15.3 GiB</text:p>
        </text:list-item>
        <text:list-item>
          <text:p text:style-name="P23">Memoria secondaria: 518.4 GB</text:p>
        </text:list-item>
        <text:list-item>
          <text:p text:style-name="P23">Scheda video: Intel Corporation TigerLake-LP GT2 [Iris Xe Graphics]</text:p>
        </text:list-item>
      </text:list>
      <text:p text:style-name="P9"/>
      <text:p text:style-name="P9"><text:soft-page-break/></text:p>
      <text:h text:style-name="P13" text:outline-level="2">Indicazione degli elementi facoltativi realizzati: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7">Elemento facoltativo</text:p>
          </table:table-cell>
          <table:table-cell table:style-name="Table1.A1" office:value-type="string">
            <text:p text:style-name="P7">Realizzato (Si/No)</text:p>
          </table:table-cell>
          <table:table-cell table:style-name="Table1.D1" office:value-type="string">
            <text:p text:style-name="P7">Descrizione dell’implementazione con indicazione del metodo/i principale/i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>Ad ogni accelerazione, c’è una probabilità di</text:p>
            <text:p text:style-name="Table_20_Contents">10<text:span text:style-name="T7">^(</text:span>-5<text:span text:style-name="T7">)</text:span> che l’acceleratore fallisca. In tal caso, il</text:p>
            <text:p text:style-name="Table_20_Contents">componente throttle control invia un segnale</text:p>
            <text:p text:style-name="Table_20_Contents">alla Central ECU per evidenziare tale evento, e</text:p>
            <text:p text:style-name="Table_20_Contents">la Central ECU avvia la procedura di ARRESTO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Table_20_Contents">void handleIncrement(FILE *randomFile, FILE *throttleLog, int ecuFileDescriptor):<text:line-break/><text:span text:style-name="T8">legge dalla pipe se è presente la stringa INCREMENTO e nel caso converte la stringa in numero e scrive nel file di log throttle.log. Successivamente legge un numero casuale da 0 a 9999 </text:span><text:span text:style-name="T9">(</text:span><text:span text:style-name="T8">da dev/random o da randomArtificiale.bina</text:span><text:span text:style-name="T9">r</text:span><text:span text:style-name="T8">y</text:span><text:span text:style-name="T9">)</text:span><text:span text:style-name="T8"> e se il numero casuale è zero invia un segnale al processo padre e termina con un errore.</text:span>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Table_20_Contents">Componente “forward facing radar”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5">File forwardingfacingradar.c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Table_20_Contents">Quando si attiva l’interazione con park assist,</text:p>
            <text:p text:style-name="Table_20_Contents">la Central ECU sospende (o rimuove) tutti I</text:p>
            <text:p text:style-name="Table_20_Contents">sensori e attuatori, tranne park assist e</text:p>
            <text:p text:style-name="Table_20_Contents">surround view cameras.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5">File: ecu.c. Funzione: int main(int argc, char *argv[]) riga 158: se viene rilevata dalla socket la stringa PARCHEGGIO e il comando di input 3, si frena fino a quando la velocità non raggiunge il valore 0. Dopodichè, si fermano tutti i processi <text:span text:style-name="T10">designati dal testo dell’esercizio</text:span> con segnale SIGSTOP e e si <text:s/>genera il processo figlio Park Assist e si esegue. 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>Il componente Park <text:soft-page-break/>assist non è generato</text:p>
            <text:p text:style-name="Table_20_Contents">all’avvio del Sistema, ma creato dalla Central</text:p>
            <text:p text:style-name="Table_20_Contents">ECU al bisogno.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5">File: ecu.c. Funzione: <text:soft-page-break/>int main(int argc, char *argv[]) riga 158: il processo figlio Park Assist viene generato solo in questo punto dal processo padre Ecu.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Table_20_Contents">Se il componente surround view cameras è</text:p>
            <text:p text:style-name="Table_20_Contents">implementato, park assist trasmette a Central</text:p>
            <text:p text:style-name="Table_20_Contents">ECU anche i byte ricevuti da surround view</text:p>
            <text:p text:style-name="Table_20_Contents">cameras.</text:p>
          </table:table-cell>
          <table:table-cell table:style-name="Table1.A2" office:value-type="string">
            <text:p text:style-name="P17">No</text:p>
          </table:table-cell>
          <table:table-cell table:style-name="Table1.D2" office:value-type="string">
            <text:p text:style-name="P17">Questa operazione è effettuata direttamente da parkAssist.c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Table_20_Contents">Componente “surround view cameras”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6">File surroundviewcameras.c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Table_20_Contents">Il comando di PARCHEGGIO potrebbe arrivare</text:p>
            <text:p text:style-name="Table_20_Contents">mentre i vari attuatori stanno eseguendo</text:p>
            <text:p text:style-name="Table_20_Contents">ulteriori comandi (accelerare o sterzare). I vari</text:p>
            <text:p text:style-name="Table_20_Contents">attuatori interrompono le loro azioni, per</text:p>
            <text:p text:style-name="Table_20_Contents">avviare le procedure di parcheggio.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6">File hmiInput.c. Funzione: </text:p>
            <text:p text:style-name="P16">int main(int argc, char *argv[]) riga 43. Tramite il terminale si può inserire come comando INIZIO, PARCHEGGIO O ARRESTO. Nel caso venga intercettata la stringa PARCHEGGIO, il comando viene inviato alla E<text:span text:style-name="T10">CU</text:span> tramite pipe.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>Se la Central ECU riceve il segnale di fallimento</text:p>
            <text:p text:style-name="Table_20_Contents">accelerazione da “throttle control”, imposta la</text:p>
            <text:p text:style-name="Table_20_Contents">velocità a 0 e invia all’output della HMI un</text:p>
            <text:p text:style-name="Table_20_Contents">messaggio</text:p>
            <text:p text:style-name="Table_20_Contents">di</text:p>
            <text:p text:style-name="Table_20_Contents">totale</text:p>
            <text:p text:style-name="Table_20_Contents">terminazione</text:p>
            <text:p text:style-name="Table_20_Contents">dell’esecuzione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Table_20_Contents"><text:span text:style-name="T10">File: ecu.c. Funzione: </text:span>void throttleFailure().<text:line-break/><text:span text:style-name="T10">Quando l’acceleratore rileva un fallimento, manda un segnale SIGUSR1 a ECU. Quest’ultima imposta la velocità a 0, </text:span><text:span text:style-name="T11">ferma brake by wire con un segnale SIGSTOP, manda un segnale al processo hmi e dopodichè richiama la funzione endProgram(int __sig) che provvede a fermare tutti quanti i processi figli e ad eliminare </text:span><text:soft-page-break/><text:span text:style-name="T11">tutte quante le pipe e le socket attive. </text:span><text:span text:style-name="T12">Infine termina con un errore.</text:span></text:p>
          </table:table-cell>
        </table:table-row>
      </table:table>
      <text:p text:style-name="P6"/>
      <text:h text:style-name="P13" text:outline-level="2"><text:s/><text:tab/></text:h>
      <text:h text:style-name="P13" text:outline-level="2"/>
      <text:h text:style-name="P14" text:outline-level="2">Progettazione ed implementazione: </text:h>
      <text:p text:style-name="P24"/>
      <text:p text:style-name="P25">Il processo HMI è “l’entry point” del sistema e all’avvio genera un terminale di input da cui l’utente può interagire con il sistema inviando i comandi INIZIO, PARCHEGGIO o ARRESTO e il processo della Central ECU. Il processo HMI input comunica con la Central ECU attraverso una pipe con la quale invia I comandi digitati dall’utente. La Central ECU invece provvede a diverse funzioni: crea una pipe per interagire con l’HMI, riceve I comandi da HMI input attraverso una pipe in lettura, genera I processi <text:span text:style-name="T13">figli ovvero </text:span>attuatori e sensori, <text:span text:style-name="T13">crea le pipe per comunicare agli attuatori gli input dei vari comandi ricevuti dai sensori, <text:s/></text:span><text:s/></text:p>
      <text:h text:style-name="P14" text:outline-level="2"><text:span text:style-name="T5">Esecuzione </text:span><text:span text:style-name="T6">()</text:span><text:span text:style-name="T5">:</text:span></text:h>
      <text:p text:style-name="Text_20_body"/>
      <text:p text:style-name="P10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9:20:52.814842177</meta:creation-date>
    <dc:date>2023-06-17T17:56:03.505108531</dc:date>
    <meta:editing-duration>PT1H43M12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4" meta:paragraph-count="84" meta:word-count="780" meta:character-count="5051" meta:non-whitespace-character-count="4352"/>
  </office:meta>
</office:document-meta>
</file>